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texte</text:p>
      <text:p text:style-name="Standard"/>
      <text:p text:style-name="Standard">Salon, déploiement informatique avec des cablages. Chapiteau stand, allées, il faut cabler chaque stand, optimiser la longueur et eviter le chevauchement.</text:p>
      <text:p text:style-name="Standard"/>
      <text:p text:style-name="Standard">Utilisable sur n'importe quel type de cable.</text:p>
      <text:p text:style-name="Standard"/>
      <text:p text:style-name="Standard">Pas de gaine.</text:p>
      <text:p text:style-name="Standard"/>
      <text:p text:style-name="Standard">(Prévoir des solutions de secours, intelligences)</text:p>
      <text:p text:style-name="Standard"/>
      <text:p text:style-name="Standard"/>
      <text:p text:style-name="Standard">Application IOS dans l'optimal (ou Android - <text:s/>ou WebApp plus facile)</text:p>
      <text:p text:style-name="Standard"/>
      <text:p text:style-name="Standard">Premier temps, app normale</text:p>
      <text:p text:style-name="Standard">Second temps, tactile</text:p>
      <text:p text:style-name="Standard"/>
      <text:p text:style-name="Standard">Extraire les données à partir d'un DWG</text:p>
      <text:p text:style-name="Standard"/>
      <text:p text:style-name="Standard">Estimer le format d'echange entre les deux groupes (PREMIER JET) (json)</text:p>
      <text:p text:style-name="Standard"/>
      <text:p text:style-name="Standard">Suite de points qui décrivent le tracer des lignes (ne pas oublier étiquette du cable)</text:p>
      <text:p text:style-name="Standard"/>
      <text:p text:style-name="Standard">Fréquence de livraison de demos, chaque fonctionnalité.</text:p>
      <text:p text:style-name="Standard"/>
      <text:p text:style-name="Standard">Date butoir 23/03/16</text:p>
      <text:p text:style-name="Standard"/>
      <text:p text:style-name="Standard">Mettre l'accent sur les documents et la méthode agile (qualité &gt; quantité) -&gt; Demontrer la méthode pendant la soutenance (en plus du peojet en lui mem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27S</meta:editing-duration>
    <meta:editing-cycles>6</meta:editing-cycles>
    <meta:generator>LibreOffice/3.6$Linux_X86_64 LibreOffice_project/360m1$Build-2</meta:generator>
    <dc:date>2015-11-17T14:50:54.31</dc:date>
    <dc:creator>Pierre Cartier</dc:creator>
    <meta:document-statistic meta:table-count="0" meta:image-count="0" meta:object-count="0" meta:page-count="1" meta:paragraph-count="14" meta:word-count="125" meta:character-count="805" meta:non-whitespace-character-count="693"/>
    <meta:user-defined meta:name="Info 1"/>
    <meta:user-defined meta:name="Info 2"/>
    <meta:user-defined meta:name="Info 3"/>
    <meta:user-defined meta:name="Info 4"/>
  </office:meta>
</office:document-meta>
</file>